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ardTable" style:family="table" style:display-name="CardTable">
      <style:table-properties style:width="7.0in" table:align="center"/>
    </style:style>
    <style:style style:name="CardCol" style:family="table-column" style:display-name="CardCol">
      <style:table-column-properties style:column-width="3.5in"/>
    </style:style>
    <style:style style:name="CardRow" style:family="table-row" style:display-name="CardRow">
      <style:table-row-properties style:row-height="2.0in" fo:keep-together="always"/>
    </style:style>
    <style:style style:name="CardCell" style:family="table-cell" style:display-name="CardCell">
      <style:table-cell-properties style:vertical-align="middle" fo:padding-top="0.15in" fo:padding-bottom="0.15in" fo:padding-left="0.2in" fo:padding-right="0.2in" fo:border="none"/>
    </style:style>
    <style:style style:name="BizName" style:family="paragraph" style:display-name="BizName">
      <style:paragraph-properties fo:margin-bottom="0.08in" fo:text-align="left"/>
      <style:text-properties fo:font-size="11pt" fo:font-weight="bold" fo:font-family="Liberation Sans" fo:color="#1a1a1a"/>
    </style:style>
    <style:style style:name="PersonName" style:family="paragraph" style:display-name="PersonName">
      <style:paragraph-properties fo:margin-bottom="0.06in" fo:text-align="left"/>
      <style:text-properties fo:font-size="10pt" fo:font-weight="bold" fo:font-family="Liberation Sans" fo:color="#333333"/>
    </style:style>
    <style:style style:name="ContactInfo" style:family="paragraph" style:display-name="ContactInfo">
      <style:paragraph-properties fo:margin-bottom="0.02in" fo:text-align="left"/>
      <style:text-properties fo:font-size="8pt" fo:font-family="Liberation Sans" fo:color="#444444"/>
    </style:style>
    <style:style style:name="Separator" style:family="paragraph" style:display-name="Separator">
      <style:paragraph-properties fo:margin-bottom="0.06in" fo:margin-top="0.02in" fo:text-align="left" fo:border-bottom="0.5pt solid #999999" fo:padding-bottom="0.04in"/>
      <style:text-properties fo:font-size="1pt"/>
    </style:style>
  </office:automatic-styles>
  <office:body>
    <office:text>
      <table:table table:name="BusinessCards" table:style-name="CardTable">
        <table:table-column table:style-name="CardCol"/>
        <table:table-column table:style-name="CardCol"/>
        <table:table-row table:style-name="CardRow"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</table:table-row>
        <table:table-row table:style-name="CardRow"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</table:table-row>
        <table:table-row table:style-name="CardRow"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</table:table-row>
        <table:table-row table:style-name="CardRow"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</table:table-row>
        <table:table-row table:style-name="CardRow"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  <table:table-cell table:style-name="CardCell">
            <text:p text:style-name="BizName">Lunde Cognitive Effects, Inc.</text:p>
            <text:p text:style-name="PersonName">Andrew Lunde</text:p>
            <text:p text:style-name="Separator"/>
            <text:p text:style-name="ContactInfo">404-416-5688</text:p>
            <text:p text:style-name="ContactInfo">andrew@lunde.com</text:p>
            <text:p text:style-name="ContactInfo">linkedin.com/in/andrewlunde</text:p>
            <text:p text:style-name="ContactInfo">920 Peachtree Battle Avenue NW</text:p>
            <text:p text:style-name="ContactInfo">Atlanta, GA 30327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>
    <style:page-layout style:name="PageLayout1">
      <style:page-layout-properties fo:page-width="8.5in" fo:page-height="11in" fo:margin-top="0.5in" fo:margin-bottom="0.5in" fo:margin-left="0.75in" fo:margin-right="0.75in"/>
    </style:page-layout>
  </office:automatic-styles>
  <office:master-styles>
    <style:master-page style:name="Standard" style:page-layout-name="PageLayout1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